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email</text:p>
          </table:table-cell>
          <table:table-cell office:value-type="string" table:style-name="ce3">
            <text:p>first name</text:p>
          </table:table-cell>
          <table:table-cell office:value-type="string" table:style-name="ce3">
            <text:p>last name</text:p>
          </table:table-cell>
          <table:table-cell office:value-type="string" table:style-name="ce3">
            <text:p>job titl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<text:a xlink:href="mailto:tom@gmail.com">tom@gmail.com</text:a>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unni</text:p>
          </table:table-cell>
          <table:table-cell office:value-type="string" table:style-name="ce1">
            <text:p>Qa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<text:a xlink:href="mailto:Kala@gmil.com">Kala@gmil.com</text:a></text:p>
          </table:table-cell>
          <table:table-cell office:value-type="string" table:style-name="ce1">
            <text:p>Kala</text:p>
          </table:table-cell>
          <table:table-cell office:value-type="string" table:style-name="ce1">
            <text:p>malu</text:p>
          </table:table-cell>
          <table:table-cell office:value-type="string" table:style-name="ce1">
            <text:p>QC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<text:a xlink:href="mailto:pala@gmail.com">pala@gmail.com</text:a></text:p>
          </table:table-cell>
          <table:table-cell office:value-type="string" table:style-name="ce1">
            <text:p>pal</text:p>
          </table:table-cell>
          <table:table-cell office:value-type="string" table:style-name="ce1">
            <text:p>thal</text:p>
          </table:table-cell>
          <table:table-cell office:value-type="string" table:style-name="ce1">
            <text:p>Manag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<text:a xlink:href="mailto:Lop@gmail.com">Lop@gmail.com</text:a></text:p>
          </table:table-cell>
          <table:table-cell office:value-type="string" table:style-name="ce1">
            <text:p>lop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Acca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Nisa Jayakumar</meta:initial-creator>
    <dc:creator>Nisa Jayakumar</dc:creator>
    <meta:creation-date>2020-03-31T18:55:51Z</meta:creation-date>
    <dc:date>2020-03-31T19:00:32Z</dc:date>
  </office:meta>
</office:document-meta>
</file>